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UCHWAŁA O POWOŁANIU STOWARZYSZENIA</text:p>
      <text:p text:style-name="P2"/>
      <text:p text:style-name="P2"/>
      <text:p text:style-name="P5">Uchwała nr 1/2014</text:p>
      <text:p text:style-name="P5">o powołaniu Stowarzyszenia Polska Grupa Użytkowników Pythona</text:p>
      <text:p text:style-name="P3"/>
      <text:p text:style-name="P3"/>
      <text:p text:style-name="P4"><text:tab/>Uczestnicy zebrania założycielskiego na spotkaniu w dniu 10 maja 2014 r. w Warszawie postanawiają założyć stowarzyszenie, którego pełna nazwa będzie brzmieć: Stowarzyszenie Polska Grupa Użytkowników Pythona, z siedzibą w Warszawie.</text:p>
      <text:p text:style-name="P4"/>
      <text:p text:style-name="P4">Uchwała została przyjęta przez zebranych jednogłośnie. Za uchwałą głosowało …… osób.</text:p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Przewodniczący</text:p>
          </table:table-cell>
          <table:table-cell table:style-name="Table1.A1" office:value-type="string">
            <text:p text:style-name="P1">Sekretarz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5:49:19</meta:creation-date>
    <dc:date>2014-05-09T01:02:09</dc:date>
    <meta:editing-duration>PT19M2S</meta:editing-duration>
    <meta:editing-cycles>9</meta:editing-cycles>
    <meta:generator>LibreOffice/3.5$Linux_X86_64 LibreOffice_project/350m1$Build-2</meta:generator>
    <meta:document-statistic meta:table-count="1" meta:image-count="0" meta:object-count="0" meta:page-count="1" meta:paragraph-count="7" meta:word-count="57" meta:character-count="450" meta:non-whitespace-character-count="399"/>
  </office:meta>
</office:document-meta>
</file>